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AnnotationInfo.XSAnnotationInfo( String annotation , int line , int column , int char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SAnnotationInfo.XSAnnotationInfo( String annotation , Element annotationDec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